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a3" officeooo:paragraph-rsid="00144ea3"/>
    </style:style>
    <style:style style:name="P2" style:family="paragraph" style:parent-style-name="Standard">
      <style:text-properties fo:font-size="12pt" officeooo:rsid="00299e61" officeooo:paragraph-rsid="003264e5"/>
    </style:style>
    <style:style style:name="P3" style:family="paragraph" style:parent-style-name="Standard">
      <style:text-properties fo:font-size="12pt" officeooo:rsid="00144ea3" officeooo:paragraph-rsid="003264e5"/>
    </style:style>
    <style:style style:name="P4" style:family="paragraph" style:parent-style-name="Standard">
      <style:text-properties officeooo:rsid="002c2e1c" officeooo:paragraph-rsid="002c2e1c"/>
    </style:style>
    <style:style style:name="P5" style:family="paragraph" style:parent-style-name="Standard">
      <style:text-properties officeooo:rsid="00144ea3" officeooo:paragraph-rsid="00144ea3"/>
    </style:style>
    <style:style style:name="P6" style:family="paragraph" style:parent-style-name="Standard">
      <style:text-properties officeooo:rsid="002d2bed" officeooo:paragraph-rsid="002e599e"/>
    </style:style>
    <style:style style:name="P7" style:family="paragraph" style:parent-style-name="Standard">
      <style:text-properties officeooo:rsid="002d2bed" officeooo:paragraph-rsid="002f1068"/>
    </style:style>
    <style:style style:name="P8" style:family="paragraph" style:parent-style-name="Standard">
      <style:text-properties officeooo:rsid="0030623c" officeooo:paragraph-rsid="0030623c"/>
    </style:style>
    <style:style style:name="P9" style:family="paragraph" style:parent-style-name="Standard">
      <style:text-properties style:text-underline-style="solid" style:text-underline-width="auto" style:text-underline-color="font-color" officeooo:rsid="002d2bed" officeooo:paragraph-rsid="002d2bed"/>
    </style:style>
    <style:style style:name="P10" style:family="paragraph" style:parent-style-name="Standard">
      <style:text-properties style:text-underline-style="solid" style:text-underline-width="auto" style:text-underline-color="font-color" officeooo:rsid="002f1068" officeooo:paragraph-rsid="002f1068"/>
    </style:style>
    <style:style style:name="P11" style:family="paragraph" style:parent-style-name="Standard">
      <style:text-properties style:text-underline-style="solid" style:text-underline-width="auto" style:text-underline-color="font-color" officeooo:rsid="00330ca0" officeooo:paragraph-rsid="00330ca0"/>
    </style:style>
    <style:style style:name="P12" style:family="paragraph" style:parent-style-name="Standard">
      <style:text-properties officeooo:rsid="0016fbe1" officeooo:paragraph-rsid="0016fbe1"/>
    </style:style>
    <style:style style:name="P13" style:family="paragraph" style:parent-style-name="Standard">
      <style:text-properties officeooo:rsid="00330ca0" officeooo:paragraph-rsid="0033e1a0"/>
    </style:style>
    <style:style style:name="P14" style:family="paragraph" style:parent-style-name="Standard">
      <style:text-properties officeooo:rsid="00330ca0" officeooo:paragraph-rsid="0036318d"/>
    </style:style>
    <style:style style:name="T1" style:family="text">
      <style:text-properties officeooo:rsid="002a4e1b"/>
    </style:style>
    <style:style style:name="T2" style:family="text">
      <style:text-properties officeooo:rsid="002e599e"/>
    </style:style>
    <style:style style:name="T3" style:family="text">
      <style:text-properties officeooo:rsid="002e9460"/>
    </style:style>
    <style:style style:name="T4" style:family="text">
      <style:text-properties officeooo:rsid="0030720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3264e5"/>
    </style:style>
    <style:style style:name="T7" style:family="text">
      <style:text-properties officeooo:rsid="00363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ing:</text:p>
      <text:p text:style-name="P1"/>
      <text:p text:style-name="P8">DONT FORGET TO TURN MACHINES OFF!!!</text:p>
      <text:p text:style-name="P1"/>
      <text:p text:style-name="P12"><text:span text:style-name="T5">Local:</text:span></text:p>
      <text:p text:style-name="P4">Buffer size <text:span text:style-name="T3">impact </text:span>on <text:span text:style-name="T3">sweep and</text:span> pseudorehearsal – sizes in log and bash.sh</text:p>
      <text:p text:style-name="P4"/>
      <text:p text:style-name="P3"><text:span text:style-name="T5">Tensorflow:</text:span></text:p>
      <text:p text:style-name="P2">ReLU for 1,2,4,8,10 hidden layers – <text:span text:style-name="T1">missed cf for 4 hidden layers, up to output78 – started layer 10</text:span></text:p>
      <text:p text:style-name="P1"/>
      <text:p text:style-name="P9"><text:span text:style-name="T6">Server Three</text:span>:</text:p>
      <text:p text:style-name="P6">MLP for 1,2,4,8,10 hidden layers</text:p>
      <text:p text:style-name="P6"/>
      <text:p text:style-name="P10"><text:span text:style-name="T6">Server </text:span>Four: </text:p>
      <text:p text:style-name="P7"><text:span text:style-name="T2">Dropout at 0.4 for </text:span><text:s/>1,2,4,8,10 hidden layers</text:p>
      <text:p text:style-name="P7"/>
      <text:p text:style-name="P11">Server Five:</text:p>
      <text:p text:style-name="P13">Dropout with ReLU base population 1,5,20, one hidden layer</text:p>
      <text:p text:style-name="P14">Dropout with ReLU base population 1,5,20, one hidden layer</text:p>
      <text:p text:style-name="P14">-- <text:span text:style-name="T7">check first</text:span></text:p>
      <text:p text:style-name="P6"/>
      <text:p text:style-name="P6"><text:span text:style-name="T2">Todo:</text:span></text:p>
      <text:p text:style-name="P6"/>
      <text:p text:style-name="P6">-- <text:span text:style-name="T2">Iris, Mnist and then aux network (remember ranges for pseudoitem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07:37.787236417</meta:creation-date>
    <dc:date>2018-09-29T02:17:13.515498134</dc:date>
    <meta:editing-duration>P1DT14M14S</meta:editing-duration>
    <meta:editing-cycles>28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89" meta:character-count="554" meta:non-whitespace-character-count="476"/>
  </office:meta>
</office:document-meta>
</file>